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90148BEE786D5197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662cm" fo:min-width="0.4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147cm" fo:min-width="0.4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157cm" fo:min-width="0.40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168cm" fo:min-width="0.40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874cm" svg:x="1cm" svg:y="8.912cm">
          <draw:image xlink:href="Pictures/100002010000028000000190148BEE786D519735.png" xlink:type="simple" xlink:show="embed" xlink:actuate="onLoad">
            <text:p/>
          </draw:image>
        </draw:frame>
        <draw:custom-shape draw:style-name="gr2" draw:text-style-name="P2" draw:layer="layout" svg:width="0.942cm" svg:height="0.946cm" draw:transform="skewX (0.00139626340159546) rotate (0.0010471975511966) translate (5.761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4.794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4.795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6.722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7.646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8.584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45cm 10.3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1.455cm 14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1.455cm 15.0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3.347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5.246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54cm 16.0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54cm 17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54cm 17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55cm 16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55cm 17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9.555cm 17.9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6.707cm 16.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6.707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6.707cm 17.9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0.942cm" svg:height="0.946cm" draw:transform="skewX (0.00139626340159546) rotate (0.0010471975511966) translate (6.707cm 16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6.707cm 17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6.707cm 17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8.59cm 16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8.59cm 17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8.59cm 17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5.756cm 16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5.756cm 17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5.756cm 17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3.85cm 16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3.85cm 17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3.85cm 17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2.899cm 16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2.899cm 17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2.899cm 17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1.001cm 16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001cm 17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001cm 17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1.001cm 13.1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001cm 14.1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001cm 15.0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39626340159546) rotate (0.0010471975511966) translate (1.001cm 10.3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001cm 11.2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001cm 12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942cm" svg:height="0.946cm" draw:transform="skewX (0.00139626340159546) rotate (0.0010471975511966) translate (1.001cm 9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42cm" svg:height="0.431cm" draw:transform="skewX (0.00139626340159546) rotate (0.0010471975511966) translate (1.001cm 8.9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" draw:text-style-name="P2" draw:layer="layout" svg:width="0.942cm" svg:height="0.946cm" draw:transform="skewX (0.00139626340159546) rotate (0.0010471975511966) translate (1.973cm 10.3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39626340159546) rotate (0.0010471975511966) translate (1.973cm 11.3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39626340159546) rotate (0.0010471975511966) translate (1.973cm 12.2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draw:layer="layout" svg:width="0.942cm" svg:height="0.946cm" draw:transform="skewX (0.00139626340159546) rotate (0.0010471975511966) translate (1.973cm 9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1.973cm 13.1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942cm" svg:height="0.946cm" draw:transform="skewX (0.00139626340159546) rotate (0.0010471975511966) translate (2.93cm 10.3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39626340159546) rotate (0.0010471975511966) translate (2.93cm 11.3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39626340159546) rotate (0.0010471975511966) translate (2.93cm 12.2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draw:layer="layout" svg:width="0.942cm" svg:height="0.946cm" draw:transform="skewX (0.00139626340159546) rotate (0.0010471975511966) translate (2.93cm 9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2.93cm 13.1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942cm" svg:height="0.946cm" draw:transform="skewX (0.00139626340159546) rotate (0.0010471975511966) translate (3.861cm 10.3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39626340159546) rotate (0.0010471975511966) translate (3.861cm 11.3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39626340159546) rotate (0.0010471975511966) translate (3.861cm 12.2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draw:layer="layout" svg:width="0.942cm" svg:height="0.946cm" draw:transform="skewX (0.00139626340159546) rotate (0.0010471975511966) translate (3.861cm 9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39626340159546) rotate (0.0010471975511966) translate (3.861cm 13.1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942cm" svg:height="0.946cm" draw:transform="skewX (0.00139626340159546) rotate (0.0010471975511966) translate (18.093cm 17.9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7.155cm 16.9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6.204cm 16.0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4.293cm 16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3.35cm 16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2.401cm 17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9.059cm 15.0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18.104cm 15.0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42cm" svg:height="0.441cm" draw:transform="skewX (0.00139626340159546) rotate (0.0010471975511966) translate (13.369cm 8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942cm" svg:height="0.452cm" draw:transform="skewX (0.00139626340159546) rotate (0.0010471975511966) translate (11.458cm 8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42cm" svg:height="0.441cm" draw:transform="skewX (0.00139626340159546) rotate (0.0010471975511966) translate (17.164cm 8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942cm" svg:height="0.452cm" draw:transform="skewX (0.00139626340159546) rotate (0.0010471975511966) translate (15.253cm 8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42cm" svg:height="0.441cm" draw:transform="skewX (0.00139626340159546) rotate (0.0010471975511966) translate (19.059cm 8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39626340159546) rotate (0.0010471975511966) translate (4.803cm 17.9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42cm" svg:height="0.431cm" draw:transform="skewX (0.00139626340159546) rotate (0.0010471975511966) translate (3.862cm 8.92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7-09T21:08:49.639386755</dc:date>
    <meta:editing-duration>PT26S</meta:editing-duration>
    <meta:editing-cycles>1</meta:editing-cycles>
    <meta:document-statistic meta:object-count="91"/>
    <meta:generator>LibreOffice/6.0.7.3$Linux_X86_64 LibreOffice_project/00m0$Build-3</meta:generator>
  </office:meta>
</office:document-meta>
</file>